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4db08" officeooo:paragraph-rsid="0014db08"/>
    </style:style>
    <style:style style:name="P2" style:family="paragraph" style:parent-style-name="Text_20_body">
      <style:text-properties officeooo:rsid="00006971" officeooo:paragraph-rsid="00006971"/>
    </style:style>
    <style:style style:name="P3" style:family="paragraph" style:parent-style-name="Text_20_body">
      <style:text-properties officeooo:rsid="0000b5f6" officeooo:paragraph-rsid="0001b829"/>
    </style:style>
    <style:style style:name="P4" style:family="paragraph" style:parent-style-name="Text_20_body">
      <style:text-properties officeooo:rsid="0001b829" officeooo:paragraph-rsid="0001b829"/>
    </style:style>
    <style:style style:name="P5" style:family="paragraph" style:parent-style-name="Text_20_body">
      <style:text-properties officeooo:rsid="00034a05" officeooo:paragraph-rsid="00034a05"/>
    </style:style>
    <style:style style:name="P6" style:family="paragraph" style:parent-style-name="Text_20_body">
      <style:text-properties officeooo:rsid="00045551" officeooo:paragraph-rsid="00045551"/>
    </style:style>
    <style:style style:name="P7" style:family="paragraph" style:parent-style-name="Text_20_body">
      <style:text-properties officeooo:rsid="00062c8b" officeooo:paragraph-rsid="00062c8b"/>
    </style:style>
    <style:style style:name="P8" style:family="paragraph" style:parent-style-name="Text_20_body">
      <style:text-properties officeooo:rsid="0006e06a" officeooo:paragraph-rsid="0006e06a"/>
    </style:style>
    <style:style style:name="P9" style:family="paragraph" style:parent-style-name="Text_20_body">
      <style:text-properties officeooo:rsid="0008288d" officeooo:paragraph-rsid="0008288d"/>
    </style:style>
    <style:style style:name="P10" style:family="paragraph" style:parent-style-name="Text_20_body">
      <style:text-properties officeooo:rsid="0009f1a1" officeooo:paragraph-rsid="0009f1a1"/>
    </style:style>
    <style:style style:name="P11" style:family="paragraph" style:parent-style-name="Text_20_body">
      <style:text-properties officeooo:rsid="000b10d8" officeooo:paragraph-rsid="000b10d8"/>
    </style:style>
    <style:style style:name="P12" style:family="paragraph" style:parent-style-name="Text_20_body">
      <style:text-properties officeooo:rsid="000cf2d9" officeooo:paragraph-rsid="000cf2d9"/>
    </style:style>
    <style:style style:name="P13" style:family="paragraph" style:parent-style-name="Text_20_body">
      <style:text-properties officeooo:rsid="000fff63" officeooo:paragraph-rsid="000fff63"/>
    </style:style>
    <style:style style:name="P14" style:family="paragraph" style:parent-style-name="Text_20_body">
      <style:text-properties officeooo:rsid="00110ebe" officeooo:paragraph-rsid="00110ebe"/>
    </style:style>
    <style:style style:name="P15" style:family="paragraph" style:parent-style-name="Text_20_body">
      <style:text-properties officeooo:rsid="00130bc5" officeooo:paragraph-rsid="00130bc5"/>
    </style:style>
    <style:style style:name="P16" style:family="paragraph" style:parent-style-name="Text_20_body" style:list-style-name="L1">
      <style:text-properties officeooo:rsid="0014db08" officeooo:paragraph-rsid="0014db08"/>
    </style:style>
    <style:style style:name="T1" style:family="text">
      <style:text-properties officeooo:rsid="00006971"/>
    </style:style>
    <style:style style:name="T2" style:family="text">
      <style:text-properties officeooo:rsid="0001b829"/>
    </style:style>
    <style:style style:name="T3" style:family="text">
      <style:text-properties officeooo:rsid="00034a05"/>
    </style:style>
    <style:style style:name="T4" style:family="text">
      <style:text-properties officeooo:rsid="00045551"/>
    </style:style>
    <style:style style:name="T5" style:family="text">
      <style:text-properties officeooo:rsid="00062c8b"/>
    </style:style>
    <style:style style:name="T6" style:family="text">
      <style:text-properties officeooo:rsid="000b10d8"/>
    </style:style>
    <style:style style:name="T7" style:family="text">
      <style:text-properties officeooo:rsid="000e1bf5"/>
    </style:style>
    <style:style style:name="T8" style:family="text">
      <style:text-properties officeooo:rsid="000fff63"/>
    </style:style>
    <style:style style:name="T9" style:family="text">
      <style:text-properties officeooo:rsid="00129ea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f</text:span>MRI Notes</text:p>
      <text:p text:style-name="Text_20_body"/>
      <text:p text:style-name="P2">A lot of what I will be saying isn’t exactly true; not in our true understanding of the world in terms of quantum mechanics and superpositions</text:p>
      <text:p text:style-name="P2">Instead, for the purposes of this lecture, I will be giving an intuitive interpretation, that should still allow for deep understanding of the subject</text:p>
      <text:p text:style-name="P2">Let’s begin with the basic physics of the MRI system</text:p>
      <text:p text:style-name="P2">Just like the earth rotates once a day around its rotational axis, this axis itself rotates <text:span text:style-name="T4">around another axis</text:span> (about once every 26,000 years). This change in the orientation of a rotational axis of a rotating body is known as precession.</text:p>
      <text:p text:style-name="P2">A gyroscope is another good visual example of this.</text:p>
      <text:p text:style-name="P4">In MRI, we use a big and powerful magnet to manipulate the precession of hydrogen atoms (mostly from water). Where does a hydrogen atom’s precession come from?</text:p>
      <text:p text:style-name="P3">For a hydrogen atom, which in a water molecule is a proton and a shared electron, the proton has a property known as ‘intrinsic angular momentum’, or spin. <text:span text:style-name="T2">For our purposes, we can imagine that the proton spins around an axis, although this isn’t technically the case (quantum mechanics). </text:span></text:p>
      <text:p text:style-name="P4">{next slide}</text:p>
      <text:p text:style-name="P3"><text:span text:style-name="T2">Because the proton has a charge (positive) and a spin, it is therefore a moving charge. If you remember your highschool physics, electromagnetism states that any moving charge creates a magnetic field. When hydrogen atoms are placed in a big magnet like an MRI, </text:span><text:span text:style-name="T3">they will line </text:span><text:span text:style-name="T4">up </text:span><text:span text:style-name="T3">with the main magnetic field. Some will face up and some will face down.</text:span></text:p>
      <text:p text:style-name="P5">But back to precession: once placed in the big MRI magnetic field, our hydrogen atoms will rotate around the applied magnetic field. </text:p>
      <text:p text:style-name="P6">{next slide}</text:p>
      <text:p text:style-name="P6">Let’s use the red arrow to represent a hydrogen’s axis. As I said before, some protons are facing up and others facing down. These protons facing up will effectively cancel out the magnetic field of the protons facing down<text:span text:style-name="T3">. But there will be a small number that face in one direction giving a net difference that we will ultimately </text:span>give us a net magnetization. <text:span text:style-name="T5">This magnetic field is known as the longitudinal magnetization, which is parallel with the main magnetic field.</text:span></text:p>
      <text:p text:style-name="P6">{next slide}</text:p>
      <text:p text:style-name="P7">Next, if we give a radiofrequency pulse at the same precessional frequency of these hydrogen atoms (which is around 128MHz or 128 million rotations per second) we can target them and put them in line, or phase. This will also reduce our net longitudinal magnetic field to zero, but now we have a transverse magnetization, which is something we can measure.</text:p>
      <text:p text:style-name="P8"><text:soft-page-break/>{next slide}</text:p>
      <text:p text:style-name="P8">Here is an overview again of what happens when we hit our protons with a radiofrequency pulse of the same frequency that they are precessing at.</text:p>
      <text:p text:style-name="P8">{next slide}</text:p>
      <text:p text:style-name="P8">these in phase precessing protons ultimately create a current that we can measure as signal thanks to Faraday’s Law of Induction</text:p>
      <text:p text:style-name="P9">{next slide}</text:p>
      <text:p text:style-name="P9">I’m going to simplify things again, and we are just going to focus on this transverse magnetization.</text:p>
      <text:p text:style-name="P10">Over time, after we have applied our radiofrequency pulse, the precessing hydrogen atoms will naturally start to get out of step, or out of phase. This dephasing in fMRI scans is due to two factor:</text:p>
      <text:p text:style-name="P11">{next slide}</text:p>
      <text:p text:style-name="P10">one is termed T2 relaxation</text:p>
      <text:p text:style-name="P10">Also known as spin-spin decay: it is a time measure of the rate of decay caused by spin-spin interactions <text:span text:style-name="T6">(essentially spinning protons interacting and making each other move faster or slower with respect to each other.. which results in dephasing)</text:span></text:p>
      <text:p text:style-name="P10"><text:span text:style-name="T6">In pure water, protons</text:span> move too fast for spin-spin interactions to dephase each o<text:span text:style-name="T6">ther at a fast rate</text:span></text:p>
      <text:p text:style-name="P10"><text:span text:style-name="T6">but in f</text:span>atty tissues <text:span text:style-name="T6">like white matter, </text:span>protons <text:span text:style-name="T6">around the macromolecules will spin slower and will have a large effect on free floating hydrogen atoms around them, resulting in more intense</text:span> spin-spin interactions <text:span text:style-name="T6">and faster</text:span> dephasing effects</text:p>
      <text:p text:style-name="P11">Ultimately, if we have a T2 weighted brain image, water will appear brighter because those transverse magnetic fields are still relatively in phase and provide strong signals. In fatty tissue however, dephasing has been faster, so we will see less signal and will appear darker</text:p>
      <text:p text:style-name="P12">{next slide}</text:p>
      <text:p text:style-name="P12">But as I said, in our fMRI scans, we are looking at T2* decay, which is caused by two components. One is the spin-spin interactions. The other is due to static-field inhomogeneities. These are further dephasing caused by magnetic field inhomogeneities. For our purposes, I will only discuss one such source of this magnetic field inhomogeneities: magnetic susceptibility effects</text:p>
      <text:p text:style-name="P12">Essentially, <text:span text:style-name="T7">atoms with many unpaired electrons create create large susceptibility effects that distort magnetic fields. One such example </text:span><text:span text:style-name="T8">which will tie beautifully into fMRI is oxygenated vs deoxynated blood.</text:span></text:p>
      <text:p text:style-name="P13">In oxygenated blood, the iron particles have all of their electrons paired up, creating very little magnetic susceptibility.</text:p>
      <text:p text:style-name="P13">However, in deoxygenated blood, the iron particles have four un-paired electrons, creating a large paramagnetic susceptibility which acts to increase the T2* decay.</text:p>
      <text:p text:style-name="P14"><text:soft-page-break/>Essentially: highly oxygenated blood will not increase the decay as much as deoxygenated blood, meaning that oxygenated blood will have a higher signal than deoxygenated blood</text:p>
      <text:p text:style-name="P14">{next slide}</text:p>
      <text:p text:style-name="P14">Let’s pause there on the MRI physics for a bit to discuss some brain physiology. </text:p>
      <text:p text:style-name="P14">In order to understand fMRI, we are going to have to understand some things about the brain</text:p>
      <text:p text:style-name="P14">One concept we are going to need to understand is something called neurovascular coupling.</text:p>
      <text:p text:style-name="P14">The basic idea refers to the relationship between local neural activity and subsequent changes in cerebral blood flow (CBF), <text:span text:style-name="T9">the significance of which can be visualized with a picture of the cerebral vascular system</text:span></text:p>
      <text:p text:style-name="P15">{next slide}</text:p>
      <text:p text:style-name="P14">Let’s consider a single neuron firing. What happens after this event? Neurotransmitters <text:span text:style-name="T9">will be</text:span> released, ATP will be consumed, along with oxygen and glucose.</text:p>
      <text:p text:style-name="P14">Since the neuron has used up some oxygen and glucose, this supply of oxygen and glucose needs to be replaced. The supply of these molecules is maintained by cerebral blood flow.</text:p>
      <text:p text:style-name="P14">However, there is a weird quirk. The relative increase of CBF is about equal to the magnitude of glucose consumption (a one to one replacement). However, oxygen consumption increases much less than CBF, leading to a net increase in the amount of oxygen present in the blood and tissue. To put this another way, the brain responds to a loss of oxygen by OVER delivering oxygen afterwards. </text:p>
      <text:p text:style-name="P14">This oversupply of oxygen due to the mismatch between CBF and oxygen consumption is the basis of blood-oxygenation level dependent (BOLD) fMRI <text:span text:style-name="T9">signal</text:span>, which detects alterations in levels of deoxygenated hemoglobin and cerebral blood volume.</text:p>
      <text:p text:style-name="P15">{next slide}</text:p>
      <text:p text:style-name="P15">I won’t go over the exact mechanisms that result in neurovascular coupling, as I’m not sure anyone is exactly sure. But essentially through astrocytes and secondary signalling pathways, neuronal activation eventually results in vessel dilation and an overabundance of oxygen</text:p>
      <text:p text:style-name="P15">{next slide}</text:p>
      <text:p text:style-name="P15">here again is this basic idea of neurovascular coupling</text:p>
      <text:p text:style-name="P15">This over oxygenated blood will result in a brighter signal then before the neural activation</text:p>
      <text:p text:style-name="P15">Thus, if we can compare activated vs non-activated brain, we will end up with a fMRI image </text:p>
      <text:p text:style-name="P15"/>
      <text:h text:style-name="P1" text:outline-level="1">Tutorial</text:h>
      <text:list xml:id="list2979634660" text:style-name="L1">
        <text:list-item>
          <text:p text:style-name="P16">Download DICOM from PACS</text:p>
        </text:list-item>
        <text:list-item>
          <text:p text:style-name="P16">Setup your BIDS directory</text:p>
        </text:list-item>
        <text:list-item>
          <text:p text:style-name="P16"><text:soft-page-break/>convert your dicom to nifti in BIDS format (dcm2niix and dcm2bids)</text:p>
        </text:list-item>
        <text:list-item>
          <text:p text:style-name="P1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Times New Roman', Times,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ander Weber</meta:initial-creator>
    <meta:creation-date>2022-07-17T10:47:56.388297184</meta:creation-date>
    <dc:date>2022-07-17T17:46:30.092147246</dc:date>
    <dc:creator>Alexander Weber</dc:creator>
    <meta:editing-duration>PT1H47M30S</meta:editing-duration>
    <meta:editing-cycles>2</meta:editing-cycles>
    <meta:generator>LibreOffice/7.3.4.2$Linux_X86_64 LibreOffice_project/30$Build-2</meta:generator>
    <meta:document-statistic meta:table-count="0" meta:image-count="0" meta:object-count="0" meta:page-count="4" meta:paragraph-count="55" meta:word-count="1179" meta:character-count="7142" meta:non-whitespace-character-count="6016"/>
  </office:meta>
</office:document-meta>
</file>